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56" table:default-cell-style-name="ce4"/>
        <table:table-column table:style-name="co1" table:number-columns-repeated="768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Image</text:p>
          </table:table-cell>
          <table:table-cell table:style-name="ce2" table:number-columns-repeated="2"/>
          <table:table-cell table:style-name="ce2" office:value-type="string">
            <text:p>TST_EXPORT_IMAGE</text:p>
          </table:table-cell>
          <table:table-cell table:style-name="ce2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A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A_IMAGE</text:p>
          </table:table-cell>
          <table:table-cell office:value-type="string">
            <text:p>A_FRAME</text:p>
          </table:table-cell>
          <table:table-cell office:value-type="string">
            <text:p>Imag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f:=[.H4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ATTR</text:p>
          </table:table-cell>
          <table:table-cell office:value-type="string">
            <text:p>A_FILE</text:p>
          </table:table-cell>
          <table:table-cell office:value-type="string">
            <text:p>A_FRAME</text:p>
          </table:table-cell>
          <table:table-cell office:value-type="string">
            <text:p>Fil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ATTR</text:p>
          </table:table-cell>
          <table:table-cell office:value-type="string">
            <text:p>A_HTMLTEXT</text:p>
          </table:table-cell>
          <table:table-cell office:value-type="string">
            <text:p>A_FRAME</text:p>
          </table:table-cell>
          <table:table-cell office:value-type="string">
            <text:p>Htmltext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19/07/2013</text:date>, <text:time>15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7-19T14:54:44</meta:creation-date>
    <dc:date>2013-07-19T15:11:38</dc:date>
    <dc:creator>Nicolas Thing-leoh</dc:creator>
    <meta:editing-duration>PT16M54S</meta:editing-duration>
    <meta:editing-cycles>2</meta:editing-cycles>
    <meta:generator>LibreOffice/3.4$Linux LibreOffice_project/340m1$Build-402</meta:generator>
    <meta:document-statistic meta:table-count="3" meta:cell-count="65" meta:object-count="0"/>
  </office:meta>
</office:document-meta>
</file>